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33.37mm"/>
    </style:style>
    <style:style style:name="co17" style:family="table-column">
      <style:table-column-properties fo:break-before="auto" style:column-width="40.34mm"/>
    </style:style>
    <style:style style:name="co15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22.07mm"/>
    </style:style>
    <style:style style:name="co18" style:family="table-column">
      <style:table-column-properties fo:break-before="auto" style:column-width="9.88mm"/>
    </style:style>
    <style:style style:name="co19" style:family="table-column">
      <style:table-column-properties fo:break-before="auto" style:column-width="9.44mm"/>
    </style:style>
    <style:style style:name="co20" style:family="table-column">
      <style:table-column-properties fo:break-before="auto" style:column-width="9.01mm"/>
    </style:style>
    <style:style style:name="co21" style:family="table-column">
      <style:table-column-properties fo:break-before="auto" style:column-width="17.71mm"/>
    </style:style>
    <style:style style:name="co4" style:family="table-column">
      <style:table-column-properties fo:break-before="auto" style:column-width="19.67mm"/>
    </style:style>
    <style:style style:name="co22" style:family="table-column">
      <style:table-column-properties fo:break-before="auto" style:column-width="21.18mm"/>
    </style:style>
    <style:style style:name="co23" style:family="table-column">
      <style:table-column-properties fo:break-before="auto" style:column-width="20.76mm"/>
    </style:style>
    <style:style style:name="co24" style:family="table-column">
      <style:table-column-properties fo:break-before="auto" style:column-width="4.89mm"/>
    </style:style>
    <style:style style:name="co25" style:family="table-column">
      <style:table-column-properties fo:break-before="auto" style:column-width="16.4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55mm"/>
    </style:style>
    <style:style style:name="co28" style:family="table-column">
      <style:table-column-properties fo:break-before="auto" style:column-width="20.32mm"/>
    </style:style>
    <style:style style:name="co29" style:family="table-column">
      <style:table-column-properties fo:break-before="auto" style:column-width="27.29mm"/>
    </style:style>
    <style:style style:name="co30" style:family="table-column">
      <style:table-column-properties fo:break-before="auto" style:column-width="30.34mm"/>
    </style:style>
    <style:style style:name="co31" style:family="table-column">
      <style:table-column-properties fo:break-before="auto" style:column-width="25.33mm"/>
    </style:style>
    <style:style style:name="co32" style:family="table-column">
      <style:table-column-properties fo:break-before="auto" style:column-width="5.1mm"/>
    </style:style>
    <style:style style:name="co33" style:family="table-column">
      <style:table-column-properties fo:break-before="auto" style:column-width="21.63mm"/>
    </style:style>
    <style:style style:name="co34" style:family="table-column">
      <style:table-column-properties fo:break-before="auto" style:column-width="44.26mm"/>
    </style:style>
    <style:style style:name="co35" style:family="table-column">
      <style:table-column-properties fo:break-before="auto" style:column-width="25.98mm"/>
    </style:style>
    <style:style style:name="co36" style:family="table-column">
      <style:table-column-properties fo:break-before="auto" style:column-width="23.58mm"/>
    </style:style>
    <style:style style:name="co37" style:family="table-column">
      <style:table-column-properties fo:break-before="auto" style:column-width="34.47mm"/>
    </style:style>
    <style:style style:name="co38" style:family="table-column">
      <style:table-column-properties fo:break-before="auto" style:column-width="16.85mm"/>
    </style:style>
    <style:style style:name="co39" style:family="table-column">
      <style:table-column-properties fo:break-before="auto" style:column-width="18.8mm"/>
    </style:style>
    <style:style style:name="co40" style:family="table-column">
      <style:table-column-properties fo:break-before="auto" style:column-width="19.46mm"/>
    </style:style>
    <style:style style:name="co41" style:family="table-column">
      <style:table-column-properties fo:break-before="auto" style:column-width="16.63mm"/>
    </style:style>
    <style:style style:name="co42" style:family="table-column">
      <style:table-column-properties fo:break-before="auto" style:column-width="38.17mm"/>
    </style:style>
    <style:style style:name="co43" style:family="table-column">
      <style:table-column-properties fo:break-before="auto" style:column-width="13.35mm"/>
    </style:style>
    <style:style style:name="co44" style:family="table-column">
      <style:table-column-properties fo:break-before="auto" style:column-width="39.9mm"/>
    </style:style>
    <style:style style:name="co45" style:family="table-column">
      <style:table-column-properties fo:break-before="auto" style:column-width="28.15mm"/>
    </style:style>
    <style:style style:name="co46" style:family="table-column">
      <style:table-column-properties fo:break-before="auto" style:column-width="32.3mm"/>
    </style:style>
    <style:style style:name="ro1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9.31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14mm" fo:break-before="auto" style:use-optimal-row-height="false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SUMA">
      <style:table-properties table:display="true" style:writing-mode="lr-tb"/>
    </style:style>
    <style:style style:name="ta15" style:family="table" style:master-page-name="PageStyle_5f_ŚREDNIA">
      <style:table-properties table:display="true" style:writing-mode="lr-tb"/>
    </style:style>
    <style:style style:name="ta16" style:family="table" style:master-page-name="PageStyle_5f_MIN">
      <style:table-properties table:display="true" style:writing-mode="lr-tb"/>
    </style:style>
    <style:style style:name="ta17" style:family="table" style:master-page-name="PageStyle_5f_MAX">
      <style:table-properties table:display="true" style:writing-mode="lr-tb"/>
    </style:style>
    <style:style style:name="ta18" style:family="table" style:master-page-name="PageStyle_5f_WYST.NAJCZĘŚCIEJ">
      <style:table-properties table:display="true" style:writing-mode="lr-tb"/>
    </style:style>
    <style:style style:name="ta19" style:family="table" style:master-page-name="PageStyle_5f_ROZWIĄZANIA">
      <style:table-properties table:display="false" style:writing-mode="lr-tb"/>
    </style:style>
    <style:style style:name="ta20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1" style:family="table-cell" style:parent-style-name="Default" style:data-style-name="N3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3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4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5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6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2" style:family="table-cell" style:parent-style-name="Default" style:data-style-name="N127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57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fo:padding="0.71mm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0" style:family="table-cell" style:parent-style-name="Default" style:data-style-name="N129">
      <style:table-cell-properties fo:padding="0.71mm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2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2" style:family="table-cell" style:parent-style-name="Default" style:data-style-name="N3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3" style:family="table-cell" style:parent-style-name="Default" style:data-style-name="N126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6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1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162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163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164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65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66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67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  <style:text-properties fo:color="#0000ff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70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171" style:family="table-cell" style:parent-style-name="Default">
      <style:table-cell-properties style:diagonal-bl-tr="none" style:diagonal-tl-br="none" fo:border="none" fo:padding="0.71mm" style:rotation-align="none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73" style:family="table-cell" style:parent-style-name="Default" style:data-style-name="N127">
      <style:table-cell-properties style:diagonal-bl-tr="none" style:diagonal-tl-br="none" fo:border="0.74pt solid #212121" fo:padding="0.71mm" style:rotation-align="none"/>
    </style:style>
    <style:style style:name="ce174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175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7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7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178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81" style:family="table-cell" style:parent-style-name="Default" style:data-style-name="N129">
      <style:table-cell-properties fo:padding="0.71mm"/>
    </style:style>
    <style:style style:name="ce1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2" style:family="table-cell" style:parent-style-name="Default" style:data-style-name="N13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6" style:family="table-cell" style:parent-style-name="Default" style:data-style-name="N133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7" style:family="table-cell" style:parent-style-name="Default" style:data-style-name="N11">
      <style:table-cell-properties fo:padding="0.71mm"/>
    </style:style>
    <style:style style:name="ce78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9" style:family="table-cell" style:parent-style-name="Default" style:data-style-name="N129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81.3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mm" fo:min-width="54.26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1mm" fo:min-width="58.7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81.48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1mm" fo:min-width="66.6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81.31mm" fo:min-width="0mm" fo:padding-top="1.3mm" fo:padding-bottom="1.3mm" fo:padding-left="2.5mm" fo:padding-right="2.5mm" fo:wrap-option="no-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32mm" fo:min-width="65.8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46mm" fo:padding-top="0.56mm" fo:padding-bottom="0.56mm" fo:padding-left="0.56mm" fo:padding-right="0.56mm" fo:wrap-option="wrap" draw:shadow-color="#808080"/>
    </style:style>
    <style:style style:name="gr9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4">
        <office:forms form:automatic-focus="false" form:apply-design-mode="false"/>
        <table:table-column table:style-name="co32" table:default-cell-style-name="ce122"/>
        <table:table-column table:style-name="co33" table:default-cell-style-name="ce122"/>
        <table:table-column table:style-name="co34" table:default-cell-style-name="ce122"/>
        <table:table-column table:style-name="co4" table:default-cell-style-name="ce122"/>
        <table:table-column table:style-name="co5" table:number-columns-repeated="2" table:default-cell-style-name="ce122"/>
        <table:table-column table:style-name="co35" table:default-cell-style-name="ce122"/>
        <table:table-column table:style-name="co4" table:default-cell-style-name="ce122"/>
        <table:table-column table:style-name="co7" table:default-cell-style-name="ce122"/>
        <table:table-column table:style-name="co5" table:number-columns-repeated="248" table:default-cell-style-name="ce122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17mm" table:end-y="4.55mm" draw:z-index="1" draw:name="Auto kształt 5" draw:style-name="gr1" draw:text-style-name="P1" svg:width="7.38mm" svg:height="88.56mm" svg:x="2.81mm" svg:y="4.4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08mm" table:end-y="3.26mm" draw:z-index="0" draw:name="Tekst 1" draw:style-name="gr2" draw:text-style-name="P3" svg:width="55.38mm" svg:height="6.62mm" svg:x="5.18mm" svg:y="1.3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28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36"/>
          <table:table-cell/>
          <table:table-cell table:style-name="ce19"/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15">
        <table:table-column table:style-name="co32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5" table:default-cell-style-name="ce122"/>
        <table:table-column table:style-name="co39" table:default-cell-style-name="ce122"/>
        <table:table-column table:style-name="co5" table:number-columns-repeated="251" table:default-cell-style-name="ce122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89mm" table:end-y="2.44mm" draw:z-index="0" draw:name="Tekst 1" draw:style-name="gr3" draw:text-style-name="P3" svg:width="59.89mm" svg:height="6.22mm" svg:x="2.81mm" svg:y="0.8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28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6mm" table:end-y="0.22mm" draw:z-index="1" draw:name="Auto kształt 3" draw:style-name="gr4" draw:text-style-name="P1" svg:width="7.33mm" svg:height="88.7mm" svg:x="3.27mm" svg:y="0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" table:style-name="ta16">
        <table:table-column table:style-name="co32" table:default-cell-style-name="ce122"/>
        <table:table-column table:style-name="co40" table:default-cell-style-name="ce122"/>
        <table:table-column table:style-name="co37" table:default-cell-style-name="ce122"/>
        <table:table-column table:style-name="co41" table:default-cell-style-name="ce122"/>
        <table:table-column table:style-name="co5" table:number-columns-repeated="4" table:default-cell-style-name="ce122"/>
        <table:table-column table:style-name="co7" table:default-cell-style-name="ce122"/>
        <table:table-column table:style-name="co5" table:number-columns-repeated="248" table:default-cell-style-name="ce122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44mm" draw:z-index="0" draw:name="Tekst 1" draw:style-name="gr5" draw:text-style-name="P3" svg:width="67.72mm" svg:height="6.22mm" svg:x="4.34mm" svg:y="0.8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28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mm" table:end-y="0.25mm" draw:z-index="1" draw:name="Auto kształt 3" draw:style-name="gr6" draw:text-style-name="P1" svg:width="7.38mm" svg:height="88.51mm" svg:x="2.82mm" svg:y="0.22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X" table:style-name="ta17">
        <table:table-column table:style-name="co32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5" table:number-columns-repeated="4" table:default-cell-style-name="ce122"/>
        <table:table-column table:style-name="co39" table:default-cell-style-name="ce122"/>
        <table:table-column table:style-name="co5" table:number-columns-repeated="248" table:default-cell-style-name="ce122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66mm" table:end-y="3.28mm" draw:z-index="0" draw:name="Tekst 1" draw:style-name="gr7" draw:text-style-name="P3" svg:width="67mm" svg:height="6.44mm" svg:x="2.15mm" svg:y="1.5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28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6mm" table:end-y="0.22mm" draw:z-index="1" draw:name="Auto kształt 3" draw:style-name="gr4" draw:text-style-name="P1" svg:width="7.33mm" svg:height="88.7mm" svg:x="3.27mm" svg:y="0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ST.NAJCZĘŚCIEJ" table:style-name="ta18">
        <table:table-column table:style-name="co32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5" table:default-cell-style-name="ce122"/>
        <table:table-column table:style-name="co42" table:default-cell-style-name="ce122"/>
        <table:table-column table:style-name="co5" table:number-columns-repeated="251" table:default-cell-style-name="ce122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81mm" table:end-y="0.95mm" draw:z-index="0" draw:name="Tekst 1" draw:style-name="gr8" draw:text-style-name="P3" svg:width="54.58mm" svg:height="12.17mm" svg:x="3.91mm" svg:y="2.77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28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1" table:end-x="10.6mm" table:end-y="4.37mm" draw:z-index="1" draw:name="Auto kształt 3" draw:style-name="gr4" draw:text-style-name="P1" svg:width="7.33mm" svg:height="88.7mm" svg:x="3.27mm" svg:y="0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ZWIĄZANIA" table:style-name="ta19">
        <table:table-column table:style-name="co32" table:default-cell-style-name="ce122"/>
        <table:table-column table:style-name="co36" table:default-cell-style-name="ce122"/>
        <table:table-column table:style-name="co37" table:default-cell-style-name="ce122"/>
        <table:table-column table:style-name="co38" table:default-cell-style-name="ce122"/>
        <table:table-column table:style-name="co5" table:default-cell-style-name="ce122"/>
        <table:table-column table:style-name="co42" table:default-cell-style-name="ce122"/>
        <table:table-column table:style-name="co15" table:default-cell-style-name="ce122"/>
        <table:table-column table:style-name="co5" table:number-columns-repeated="250" table:default-cell-style-name="ce122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128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6mm" table:end-y="0.22mm" draw:z-index="0" draw:name="Auto kształt 2" draw:style-name="gr4" draw:text-style-name="P1" svg:width="7.33mm" svg:height="88.7mm" svg:x="3.27mm" svg:y="0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129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1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129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ystyka" table:style-name="ta7"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IFERROR(LOOKUP(MIN([.B5:.B19]);[.B5:.B19];[.A5:.A19]);&quot;IVC&quot;)" office:value-type="string" office:string-value="IVC" calcext:value-type="string">
            <text:p>IVC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LOOKUP(MAX([.B6:.B19]);[.B6:.B19];[.A6:.A19])" office:value-type="string" office:string-value="IB" calcext:value-type="string">
            <text:p>I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IFERROR(LOOKUP(MIN([.C5:.C19]);[.C5:.C19];[.A5:.A19]);&quot;IC&quot;)" office:value-type="string" office:string-value="IC" calcext:value-type="string">
            <text:p>IC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LOOKUP(MAX([.C6:.C19]);[.C6:.C19];[.A6:.A19])" office:value-type="string" office:string-value="IVB" calcext:value-type="string">
            <text:p>IV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21" table:formula="of:=AVERAGE([.B6:.B19])" office:value-type="float" office:value="29.1428571428571" calcext:value-type="float">
            <text:p>2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22" table:formula="of:=AVERAGE([.C6:.C19])" office:value-type="float" office:value="3.81428571428571" calcext:value-type="float">
            <text:p>3,8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" table:style-name="ta8"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23" office:value-type="string" calcext:value-type="string">
            <text:p>przedmioty</text:p>
          </table:table-cell>
          <table:table-cell table:style-name="ce27" office:value-type="string" calcext:value-type="string">
            <text:p>liczba uczniów</text:p>
          </table:table-cell>
          <table:table-cell table:style-name="ce23" office:value-type="string" calcext:value-type="string" table:number-columns-spanned="6" table:number-rows-spanned="1">
            <text:p>OCENY</text:p>
          </table:table-cell>
          <table:covered-table-cell table:number-columns-repeated="5" table:style-name="ce23"/>
          <table:table-cell table:style-name="ce23" office:value-type="string" calcext:value-type="string">
            <text:p>SREDNIA</text:p>
          </table:table-cell>
          <table:table-cell table:number-columns-repeated="1014"/>
        </table:table-row>
        <table:table-row table:style-name="ro1">
          <table:table-cell/>
          <table:table-cell table:style-name="ce23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6]*6+[.E6]*5+[.F6]*4+[.G6]*3+[.H6]*2+[.I6]*1)/SUM([.D6:.I6])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30" table:formula="of:=AVERAGE([.D7]*6+[.E7]*5+[.F7]*4+[.G7]*3+[.H7]*2+[.I7]*1)/SUM([.D7:.I7])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30" table:formula="of:=AVERAGE([.D8]*6+[.E8]*5+[.F8]*4+[.G8]*3+[.H8]*2+[.I8]*1)/SUM([.D8:.I8])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9]*6+[.E9]*5+[.F9]*4+[.G9]*3+[.H9]*2+[.I9]*1)/SUM([.D9:.I9])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30" table:formula="of:=AVERAGE([.D10]*6+[.E10]*5+[.F10]*4+[.G10]*3+[.H10]*2+[.I10]*1)/SUM([.D10:.I10])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11]*6+[.E11]*5+[.F11]*4+[.G11]*3+[.H11]*2+[.I11]*1)/SUM([.D11:.I11])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 table:formula="of:=AVERAGE([.D12]*6+[.E12]*5+[.F12]*4+[.G12]*3+[.H12]*2+[.I12]*1)/SUM([.D12:.I12])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 table:formula="of:=AVERAGE([.D13]*6+[.E13]*5+[.F13]*4+[.G13]*3+[.H13]*2+[.I13]*1)/SUM([.D13:.I13])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30" table:formula="of:=AVERAGE([.D14]*6+[.E14]*5+[.F14]*4+[.G14]*3+[.H14]*2+[.I14]*1)/SUM([.D14:.I14])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2">
          <table:table-cell/>
          <table:table-cell table:style-name="ce24" office:value-type="string" calcext:value-type="string">
            <text:p>jezyk polski</text:p>
          </table:table-cell>
          <table:table-cell table:style-name="ce2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15]*6+[.E15]*5+[.F15]*4+[.G15]*3+[.H15]*2+[.I15]*1)/SUM([.D15:.I15])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2">
          <table:table-cell/>
          <table:table-cell table:style-name="ce25"/>
          <table:table-cell table:style-name="ce7"/>
          <table:table-cell table:number-columns-repeated="6"/>
          <table:table-cell table:style-name="ce30"/>
          <table:table-cell table:number-columns-repeated="1014"/>
        </table:table-row>
        <table:table-row table:style-name="ro2">
          <table:table-cell/>
          <table:table-cell table:style-name="ce26" office:value-type="string" calcext:value-type="string">
            <text:p>razem</text:p>
          </table:table-cell>
          <table:table-cell table:style-name="ce29" table:formula="of:=SUM([.C6:.C15])" office:value-type="float" office:value="276" calcext:value-type="float">
            <text:p>276</text:p>
          </table:table-cell>
          <table:table-cell table:style-name="ce29" table:formula="of:=SUM([.D6:.D15])" office:value-type="float" office:value="46" calcext:value-type="float">
            <text:p>46</text:p>
          </table:table-cell>
          <table:table-cell table:style-name="ce29" table:formula="of:=SUM([.E6:.E15])" office:value-type="float" office:value="57" calcext:value-type="float">
            <text:p>57</text:p>
          </table:table-cell>
          <table:table-cell table:style-name="ce29" table:formula="of:=SUM([.F6:.F15])" office:value-type="float" office:value="56" calcext:value-type="float">
            <text:p>56</text:p>
          </table:table-cell>
          <table:table-cell table:style-name="ce29" table:formula="of:=SUM([.G6:.G15])" office:value-type="float" office:value="71" calcext:value-type="float">
            <text:p>71</text:p>
          </table:table-cell>
          <table:table-cell table:style-name="ce29" table:formula="of:=SUM([.H6:.H15])" office:value-type="float" office:value="30" calcext:value-type="float">
            <text:p>30</text:p>
          </table:table-cell>
          <table:table-cell table:style-name="ce29" table:formula="of:=SUM([.I6:.I15])" office:value-type="float" office:value="16" calcext:value-type="float">
            <text:p>16</text:p>
          </table:table-cell>
          <table:table-cell table:style-name="ce30" table:formula="of:=AVERAGE([.D17]*6+[.E17]*5+[.F17]*4+[.G17]*3+[.H17]*2+[.I17]*1)/SUM([.D17:.I17])" office:value-type="float" office:value="3.89130434782609" calcext:value-type="float">
            <text:p>3,89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NOŻENIE PRZEZ 11" table:style-name="ta9">
        <table:table-column table:style-name="co21" table:default-cell-style-name="ce31"/>
        <table:table-column table:style-name="co4" table:default-cell-style-name="ce31"/>
        <table:table-column table:style-name="co22" table:default-cell-style-name="ce31"/>
        <table:table-column table:style-name="co21" table:number-columns-repeated="254" table:default-cell-style-name="ce31"/>
        <table:table-column table:style-name="co21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32" office:value-type="string" calcext:value-type="string">
            <text:p>Tabliczka mnożenia przez <text:s/>11</text:p>
          </table:table-cell>
          <table:table-cell/>
          <table:table-cell table:style-name="ce37"/>
          <table:table-cell table:number-columns-repeated="1020"/>
        </table:table-row>
        <table:table-row table:style-name="ro4">
          <table:table-cell/>
          <table:table-cell table:style-name="ce32"/>
          <table:table-cell/>
          <table:table-cell table:style-name="ce37"/>
          <table:table-cell table:number-columns-repeated="1020"/>
        </table:table-row>
        <table:table-row table:style-name="ro5">
          <table:table-cell/>
          <table:table-cell table:style-name="ce33" office:value-type="string" calcext:value-type="string">
            <text:p>x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10" calcext:value-type="float">
            <text:p>10</text:p>
          </table:table-cell>
          <table:table-cell table:style-name="ce36" table:formula="of:=[.C$4]*[.B5]" office:value-type="float" office:value="110" calcext:value-type="float">
            <text:p>110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11" calcext:value-type="float">
            <text:p>11</text:p>
          </table:table-cell>
          <table:table-cell table:style-name="ce36" table:formula="of:=[.C$4]*[.B6]" office:value-type="float" office:value="121" calcext:value-type="float">
            <text:p>121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12" calcext:value-type="float">
            <text:p>12</text:p>
          </table:table-cell>
          <table:table-cell table:style-name="ce36" table:formula="of:=[.C$4]*[.B7]" office:value-type="float" office:value="132" calcext:value-type="float">
            <text:p>132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13" calcext:value-type="float">
            <text:p>13</text:p>
          </table:table-cell>
          <table:table-cell table:style-name="ce36" table:formula="of:=[.C$4]*[.B8]" office:value-type="float" office:value="143" calcext:value-type="float">
            <text:p>143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14" calcext:value-type="float">
            <text:p>14</text:p>
          </table:table-cell>
          <table:table-cell table:style-name="ce36" table:formula="of:=[.C$4]*[.B9]" office:value-type="float" office:value="154" calcext:value-type="float">
            <text:p>154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15" calcext:value-type="float">
            <text:p>15</text:p>
          </table:table-cell>
          <table:table-cell table:style-name="ce36" table:formula="of:=[.C$4]*[.B10]" office:value-type="float" office:value="165" calcext:value-type="float">
            <text:p>165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16" calcext:value-type="float">
            <text:p>16</text:p>
          </table:table-cell>
          <table:table-cell table:style-name="ce36" table:formula="of:=[.C$4]*[.B11]" office:value-type="float" office:value="176" calcext:value-type="float">
            <text:p>176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17" calcext:value-type="float">
            <text:p>17</text:p>
          </table:table-cell>
          <table:table-cell table:style-name="ce36" table:formula="of:=[.C$4]*[.B12]" office:value-type="float" office:value="187" calcext:value-type="float">
            <text:p>187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18" calcext:value-type="float">
            <text:p>18</text:p>
          </table:table-cell>
          <table:table-cell table:style-name="ce36" table:formula="of:=[.C$4]*[.B13]" office:value-type="float" office:value="198" calcext:value-type="float">
            <text:p>198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19" calcext:value-type="float">
            <text:p>19</text:p>
          </table:table-cell>
          <table:table-cell table:style-name="ce36" table:formula="of:=[.C$4]*[.B14]" office:value-type="float" office:value="209" calcext:value-type="float">
            <text:p>209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20" calcext:value-type="float">
            <text:p>20</text:p>
          </table:table-cell>
          <table:table-cell table:style-name="ce36" table:formula="of:=[.C$4]*[.B15]" office:value-type="float" office:value="220" calcext:value-type="float">
            <text:p>220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21" calcext:value-type="float">
            <text:p>21</text:p>
          </table:table-cell>
          <table:table-cell table:style-name="ce36" table:formula="of:=[.C$4]*[.B16]" office:value-type="float" office:value="231" calcext:value-type="float">
            <text:p>231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22" calcext:value-type="float">
            <text:p>22</text:p>
          </table:table-cell>
          <table:table-cell table:style-name="ce36" table:formula="of:=[.C$4]*[.B17]" office:value-type="float" office:value="242" calcext:value-type="float">
            <text:p>242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23" calcext:value-type="float">
            <text:p>23</text:p>
          </table:table-cell>
          <table:table-cell table:style-name="ce36" table:formula="of:=[.C$4]*[.B18]" office:value-type="float" office:value="253" calcext:value-type="float">
            <text:p>253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24" calcext:value-type="float">
            <text:p>24</text:p>
          </table:table-cell>
          <table:table-cell table:style-name="ce36" table:formula="of:=[.C$4]*[.B19]" office:value-type="float" office:value="264" calcext:value-type="float">
            <text:p>264</text:p>
          </table:table-cell>
          <table:table-cell table:number-columns-repeated="1021"/>
        </table:table-row>
        <table:table-row table:style-name="ro5">
          <table:table-cell/>
          <table:table-cell table:style-name="ce34" office:value-type="float" office:value="25" calcext:value-type="float">
            <text:p>25</text:p>
          </table:table-cell>
          <table:table-cell table:style-name="ce36" table:formula="of:=[.C$4]*[.B20]" office:value-type="float" office:value="275" calcext:value-type="float">
            <text:p>275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1">
          <table:table-cell table:style-name="ce38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38"/>
          <table:table-cell table:number-columns-repeated="1018"/>
        </table:table-row>
        <table:table-row table:style-name="ro6">
          <table:table-cell table:style-name="ce39" office:value-type="string" calcext:value-type="string">
            <text:p>Lp.</text:p>
          </table:table-cell>
          <table:table-cell table:style-name="ce39" office:value-type="string" calcext:value-type="string">
            <text:p>Artykuł</text:p>
          </table:table-cell>
          <table:table-cell table:style-name="ce39" office:value-type="string" calcext:value-type="string">
            <text:p>Ilość sztuk</text:p>
          </table:table-cell>
          <table:table-cell table:style-name="ce39" office:value-type="string" calcext:value-type="string">
            <text:p>Cena zakupu</text:p>
          </table:table-cell>
          <table:table-cell table:style-name="ce39" office:value-type="string" calcext:value-type="string">
            <text:p>Cena sprzedaży</text:p>
          </table:table-cell>
          <table:table-cell table:style-name="ce39" office:value-type="string" calcext:value-type="string">
            <text:p>Zys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1" office:value-type="float" office:value="1.85" calcext:value-type="float">
            <text:p>1,85 zł</text:p>
          </table:table-cell>
          <table:table-cell table:style-name="ce41" table:formula="of:=[.D3]*[.C$10]+[.D3]" office:value-type="float" office:value="2.0165" calcext:value-type="float">
            <text:p>2,02 zł</text:p>
          </table:table-cell>
          <table:table-cell table:style-name="ce41" table:formula="of:=[.C3]*[.E3]-[.C3]*[.D3]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1" office:value-type="float" office:value="2.57" calcext:value-type="float">
            <text:p>2,57 zł</text:p>
          </table:table-cell>
          <table:table-cell table:style-name="ce41" table:formula="of:=[.D4]*[.C$10]+[.D4]" office:value-type="float" office:value="2.8013" calcext:value-type="float">
            <text:p>2,80 zł</text:p>
          </table:table-cell>
          <table:table-cell table:style-name="ce41" table:formula="of:=[.C4]*[.E4]-[.C4]*[.D4]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1" office:value-type="float" office:value="0.86" calcext:value-type="float">
            <text:p>0,86 zł</text:p>
          </table:table-cell>
          <table:table-cell table:style-name="ce41" table:formula="of:=[.D5]*[.C$10]+[.D5]" office:value-type="float" office:value="0.9374" calcext:value-type="float">
            <text:p>0,94 zł</text:p>
          </table:table-cell>
          <table:table-cell table:style-name="ce41" table:formula="of:=[.C5]*[.E5]-[.C5]*[.D5]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1" office:value-type="float" office:value="1.53" calcext:value-type="float">
            <text:p>1,53 zł</text:p>
          </table:table-cell>
          <table:table-cell table:style-name="ce41" table:formula="of:=[.D6]*[.C$10]+[.D6]" office:value-type="float" office:value="1.6677" calcext:value-type="float">
            <text:p>1,67 zł</text:p>
          </table:table-cell>
          <table:table-cell table:style-name="ce41" table:formula="of:=[.C6]*[.E6]-[.C6]*[.D6]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1" office:value-type="float" office:value="0.42" calcext:value-type="float">
            <text:p>0,42 zł</text:p>
          </table:table-cell>
          <table:table-cell table:style-name="ce41" table:formula="of:=[.D7]*[.C$10]+[.D7]" office:value-type="float" office:value="0.4578" calcext:value-type="float">
            <text:p>0,46 zł</text:p>
          </table:table-cell>
          <table:table-cell table:style-name="ce41" table:formula="of:=[.C7]*[.E7]-[.C7]*[.D7]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1" office:value-type="float" office:value="1.25" calcext:value-type="float">
            <text:p>1,25 zł</text:p>
          </table:table-cell>
          <table:table-cell table:style-name="ce41" table:formula="of:=[.D8]*[.C$10]+[.D8]" office:value-type="float" office:value="1.3625" calcext:value-type="float">
            <text:p>1,36 zł</text:p>
          </table:table-cell>
          <table:table-cell table:style-name="ce41" table:formula="of:=[.C8]*[.E8]-[.C8]*[.D8]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3"/>
          <table:table-cell table:style-name="ce45"/>
          <table:table-cell table:number-columns-repeated="1018"/>
        </table:table-row>
        <table:table-row table:style-name="ro2">
          <table:table-cell table:style-name="ce8"/>
          <table:table-cell table:style-name="ce8" office:value-type="string" calcext:value-type="string">
            <text:p>Marża</text:p>
          </table:table-cell>
          <table:table-cell table:style-name="ce40" office:value-type="percentage" office:value="0.09" calcext:value-type="percentage">
            <text:p>9%</text:p>
          </table:table-cell>
          <table:table-cell table:style-name="ce42"/>
          <table:table-cell table:style-name="ce44" office:value-type="string" calcext:value-type="string">
            <text:p>Razem</text:p>
          </table:table-cell>
          <table:table-cell table:style-name="ce46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jestr" table:style-name="ta11"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38"/>
          <table:table-cell table:number-columns-repeated="1017"/>
        </table:table-row>
        <table:table-row table:style-name="ro1">
          <table:covered-table-cell table:number-columns-repeated="7" table:style-name="ce38"/>
          <table:table-cell table:number-columns-repeated="1017"/>
        </table:table-row>
        <table:table-row table:style-name="ro6">
          <table:table-cell table:style-name="ce47" office:value-type="string" calcext:value-type="string">
            <text:p>Lp.</text:p>
          </table:table-cell>
          <table:table-cell table:style-name="ce47" office:value-type="string" calcext:value-type="string">
            <text:p>Nazwa towaru</text:p>
          </table:table-cell>
          <table:table-cell table:style-name="ce47" office:value-type="string" calcext:value-type="string">
            <text:p>Data sprzedaży</text:p>
          </table:table-cell>
          <table:table-cell table:style-name="ce47" office:value-type="string" calcext:value-type="string">
            <text:p>Wartość netto</text:p>
          </table:table-cell>
          <table:table-cell table:style-name="ce47" office:value-type="string" calcext:value-type="string">
            <text:p>VAT</text:p>
          </table:table-cell>
          <table:table-cell table:style-name="ce47" office:value-type="string" calcext:value-type="string">
            <text:p>Wartość brutto</text:p>
          </table:table-cell>
          <table:table-cell table:style-name="ce47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48"/>
          <table:table-cell table:style-name="ce8"/>
          <table:table-cell table:style-name="ce40" office:value-type="percentage" office:value="0.22" calcext:value-type="percentage">
            <text:p>22%</text:p>
          </table:table-cell>
          <table:table-cell table:style-name="ce8"/>
          <table:table-cell table:style-name="ce40"/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13" calcext:value-type="float">
            <text:p>13,00 zł</text:p>
          </table:table-cell>
          <table:table-cell table:style-name="ce41"/>
          <table:table-cell table:style-name="ce41" table:formula="of:=[.D8]*[.E$7]+[.D8]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18" calcext:value-type="float">
            <text:p>18,00 zł</text:p>
          </table:table-cell>
          <table:table-cell table:style-name="ce41"/>
          <table:table-cell table:style-name="ce41" table:formula="of:=[.D9]*[.E$7]+[.D9]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10" calcext:value-type="float">
            <text:p>10,00 zł</text:p>
          </table:table-cell>
          <table:table-cell table:style-name="ce41"/>
          <table:table-cell table:style-name="ce41" table:formula="of:=[.D10]*[.E$7]+[.D10]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30" calcext:value-type="float">
            <text:p>30,00 zł</text:p>
          </table:table-cell>
          <table:table-cell table:style-name="ce41"/>
          <table:table-cell table:style-name="ce41" table:formula="of:=[.D11]*[.E$7]+[.D11]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6" calcext:value-type="float">
            <text:p>6,00 zł</text:p>
          </table:table-cell>
          <table:table-cell table:style-name="ce41"/>
          <table:table-cell table:style-name="ce41" table:formula="of:=[.D12]*[.E$7]+[.D12]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7" calcext:value-type="float">
            <text:p>7,00 zł</text:p>
          </table:table-cell>
          <table:table-cell table:style-name="ce41"/>
          <table:table-cell table:style-name="ce41" table:formula="of:=[.D13]*[.E$7]+[.D13]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1" calcext:value-type="float">
            <text:p>1,00 zł</text:p>
          </table:table-cell>
          <table:table-cell table:style-name="ce41"/>
          <table:table-cell table:style-name="ce41" table:formula="of:=[.D14]*[.E$7]+[.D14]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12" calcext:value-type="float">
            <text:p>12,00 zł</text:p>
          </table:table-cell>
          <table:table-cell table:style-name="ce41"/>
          <table:table-cell table:style-name="ce41" table:formula="of:=[.D15]*[.E$7]+[.D15]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25" calcext:value-type="float">
            <text:p>25,00 zł</text:p>
          </table:table-cell>
          <table:table-cell table:style-name="ce41"/>
          <table:table-cell table:style-name="ce41" table:formula="of:=[.D16]*[.E$7]+[.D16]" office:value-type="float" office:value="30.5" calcext:value-type="float">
            <text:p>30,50 zł</text:p>
          </table:table-cell>
          <table:table-cell table:style-name="ce8"/>
          <table:table-cell table:style-name="ce50"/>
          <table:table-cell table:number-columns-repeated="1016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1" table:formula="of:=SUM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blioteka" table:style-name="ta12"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38"/>
          <table:table-cell table:number-columns-repeated="1017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7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2"/>
          <table:table-cell table:number-columns-repeated="1017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5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1">
          <table:table-cell table:style-name="ce8" table:number-columns-repeated="6"/>
          <table:table-cell table:style-name="ce56"/>
          <table:table-cell table:number-columns-repeated="1017"/>
        </table:table-row>
        <table:table-row table:style-name="ro6">
          <table:table-cell table:style-name="ce51" office:value-type="string" calcext:value-type="string">
            <text:p>Nazwisko ucznia</text:p>
          </table:table-cell>
          <table:table-cell table:style-name="ce51" office:value-type="string" calcext:value-type="string">
            <text:p>Sygnatura</text:p>
          </table:table-cell>
          <table:table-cell table:style-name="ce51" office:value-type="string" calcext:value-type="string">
            <text:p>Data wypo- życzenia</text:p>
          </table:table-cell>
          <table:table-cell table:style-name="ce51" office:value-type="string" calcext:value-type="string">
            <text:p>Data zwrotu</text:p>
          </table:table-cell>
          <table:table-cell table:style-name="ce51" office:value-type="string" calcext:value-type="string">
            <text:p>Ile dni</text:p>
          </table:table-cell>
          <table:table-cell table:style-name="ce51" office:value-type="string" calcext:value-type="string">
            <text:p>Spóźnienie</text:p>
          </table:table-cell>
          <table:table-cell table:style-name="ce51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2" office:value-type="date" office:date-value="2002-01-25" calcext:value-type="date">
            <text:p>25.1.2002</text:p>
          </table:table-cell>
          <table:table-cell table:style-name="ce52" table:formula="of:=TODAY()" office:value-type="date" office:date-value="2018-04-03" calcext:value-type="date">
            <text:p>3.4.2018</text:p>
          </table:table-cell>
          <table:table-cell table:style-name="ce53" table:formula="of:=DATEDIF([.C10];[.D10];&quot;d&quot;)" office:value-type="float" office:value="5912" calcext:value-type="float">
            <text:p>5912</text:p>
          </table:table-cell>
          <table:table-cell table:style-name="ce8" table:formula="of:=[.E10]-[.G$6]" office:value-type="float" office:value="5882" calcext:value-type="float">
            <text:p>5882</text:p>
          </table:table-cell>
          <table:table-cell table:style-name="ce56" table:formula="of:=[.F10]*[.G$7]" office:value-type="float" office:value="588.2" calcext:value-type="float">
            <text:p><text:s/>588,2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2" office:value-type="date" office:date-value="2002-02-01" calcext:value-type="date">
            <text:p>1.2.2002</text:p>
          </table:table-cell>
          <table:table-cell table:style-name="ce52" table:formula="of:=TODAY()" office:value-type="date" office:date-value="2018-04-03" calcext:value-type="date">
            <text:p>3.4.2018</text:p>
          </table:table-cell>
          <table:table-cell table:style-name="ce53" table:formula="of:=DATEDIF([.C11];[.D11];&quot;d&quot;)" office:value-type="float" office:value="5905" calcext:value-type="float">
            <text:p>5905</text:p>
          </table:table-cell>
          <table:table-cell table:style-name="ce8" table:formula="of:=[.E11]-[.G$6]" office:value-type="float" office:value="5875" calcext:value-type="float">
            <text:p>5875</text:p>
          </table:table-cell>
          <table:table-cell table:style-name="ce56" table:formula="of:=[.F11]*[.G$7]" office:value-type="float" office:value="587.5" calcext:value-type="float">
            <text:p><text:s/>587,5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2" office:value-type="date" office:date-value="2001-05-04" calcext:value-type="date">
            <text:p>4.5.2001</text:p>
          </table:table-cell>
          <table:table-cell table:style-name="ce52" table:formula="of:=TODAY()" office:value-type="date" office:date-value="2018-04-03" calcext:value-type="date">
            <text:p>3.4.2018</text:p>
          </table:table-cell>
          <table:table-cell table:style-name="ce53" table:formula="of:=DATEDIF([.C12];[.D12];&quot;d&quot;)" office:value-type="float" office:value="6178" calcext:value-type="float">
            <text:p>6178</text:p>
          </table:table-cell>
          <table:table-cell table:style-name="ce8" table:formula="of:=[.E12]-[.G$6]" office:value-type="float" office:value="6148" calcext:value-type="float">
            <text:p>6148</text:p>
          </table:table-cell>
          <table:table-cell table:style-name="ce56" table:formula="of:=[.F12]*[.G$7]" office:value-type="float" office:value="614.8" calcext:value-type="float">
            <text:p><text:s/>614,8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2" office:value-type="date" office:date-value="2000-05-10" calcext:value-type="date">
            <text:p>10.5.2000</text:p>
          </table:table-cell>
          <table:table-cell table:style-name="ce52" table:formula="of:=TODAY()" office:value-type="date" office:date-value="2018-04-03" calcext:value-type="date">
            <text:p>3.4.2018</text:p>
          </table:table-cell>
          <table:table-cell table:style-name="ce53" table:formula="of:=DATEDIF([.C13];[.D13];&quot;d&quot;)" office:value-type="float" office:value="6537" calcext:value-type="float">
            <text:p>6537</text:p>
          </table:table-cell>
          <table:table-cell table:style-name="ce8" table:formula="of:=[.E13]-[.G$6]" office:value-type="float" office:value="6507" calcext:value-type="float">
            <text:p>6507</text:p>
          </table:table-cell>
          <table:table-cell table:style-name="ce56" table:formula="of:=[.F13]*[.G$7]" office:value-type="float" office:value="650.7" calcext:value-type="float">
            <text:p><text:s/>650,7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2" office:value-type="date" office:date-value="2001-12-06" calcext:value-type="date">
            <text:p>6.12.2001</text:p>
          </table:table-cell>
          <table:table-cell table:style-name="ce52" table:formula="of:=TODAY()" office:value-type="date" office:date-value="2018-04-03" calcext:value-type="date">
            <text:p>3.4.2018</text:p>
          </table:table-cell>
          <table:table-cell table:style-name="ce53" table:formula="of:=DATEDIF([.C14];[.D14];&quot;d&quot;)" office:value-type="float" office:value="5962" calcext:value-type="float">
            <text:p>5962</text:p>
          </table:table-cell>
          <table:table-cell table:style-name="ce8" table:formula="of:=[.E14]-[.G$6]" office:value-type="float" office:value="5932" calcext:value-type="float">
            <text:p>5932</text:p>
          </table:table-cell>
          <table:table-cell table:style-name="ce56" table:formula="of:=[.F14]*[.G$7]" office:value-type="float" office:value="593.2" calcext:value-type="float">
            <text:p><text:s/>593,20 zł </text:p>
          </table:table-cell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49" table:number-columns-repeated="2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>
          <table:table-cell table:style-name="ce8" table:number-columns-repeated="4"/>
          <table:table-cell table:style-name="ce54" office:value-type="string" calcext:value-type="string">
            <text:p>RAZEM KARY</text:p>
          </table:table-cell>
          <table:table-cell table:style-name="ce54"/>
          <table:table-cell table:style-name="ce57" table:formula="of:=SUM([.G10:.G14])" office:value-type="float" office:value="3034.4" calcext:value-type="float">
            <text:p><text:s/>3 034,40 zł 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erty" table:style-name="ta13"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8">
          <table:table-cell/>
          <table:table-cell office:value-type="string" calcext:value-type="string">
            <text:p>ZESTAWIENIE OFERT KOLONIJNYCH</text:p>
          </table:table-cell>
          <table:table-cell table:style-name="ce5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table:style-name="ce58" office:value-type="string" calcext:value-type="string">
            <text:p>Dokąd jedziemy</text:p>
          </table:table-cell>
          <table:table-cell table:style-name="ce58" office:value-type="string" calcext:value-type="string">
            <text:p>Data początkowa</text:p>
          </table:table-cell>
          <table:table-cell table:style-name="ce58" office:value-type="string" calcext:value-type="string">
            <text:p>Data końcowa</text:p>
          </table:table-cell>
          <table:table-cell table:style-name="ce58" office:value-type="string" calcext:value-type="string">
            <text:p>Koszt <text:s text:c="2"/></text:p>
          </table:table-cell>
          <table:table-cell table:style-name="ce61" office:value-type="string" calcext:value-type="string">
            <text:p>Ile dni na koloniach</text:p>
          </table:table-cell>
          <table:table-cell table:style-name="ce58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DATEDIF([.B4];[.C4];&quot;d&quot;)" office:value-type="float" office:value="14" calcext:value-type="float">
            <text:p>14</text:p>
          </table:table-cell>
          <table:table-cell table:style-name="ce60" table:formula="of:=[.D4]/[.E4]" office:value-type="currency" office:currency="PLN" office:value="57.1428571428571" calcext:value-type="currency">
            <text:p>57,14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DATEDIF([.B5];[.C5];&quot;d&quot;)" office:value-type="float" office:value="15" calcext:value-type="float">
            <text:p>15</text:p>
          </table:table-cell>
          <table:table-cell table:style-name="ce60" table:formula="of:=[.D5]/[.E5]" office:value-type="currency" office:currency="PLN" office:value="46" calcext:value-type="currency">
            <text:p>46,00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DATEDIF([.B6];[.C6];&quot;d&quot;)" office:value-type="float" office:value="13" calcext:value-type="float">
            <text:p>13</text:p>
          </table:table-cell>
          <table:table-cell table:style-name="ce60" table:formula="of:=[.D6]/[.E6]" office:value-type="currency" office:currency="PLN" office:value="55.3846153846154" calcext:value-type="currency">
            <text:p>55,38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DATEDIF([.B7];[.C7];&quot;d&quot;)" office:value-type="float" office:value="15" calcext:value-type="float">
            <text:p>15</text:p>
          </table:table-cell>
          <table:table-cell table:style-name="ce60" table:formula="of:=[.D7]/[.E7]" office:value-type="currency" office:currency="PLN" office:value="40.6666666666667" calcext:value-type="currency">
            <text:p>40,67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DATEDIF([.B8];[.C8];&quot;d&quot;)" office:value-type="float" office:value="14" calcext:value-type="float">
            <text:p>14</text:p>
          </table:table-cell>
          <table:table-cell table:style-name="ce60" table:formula="of:=[.D8]/[.E8]" office:value-type="currency" office:currency="PLN" office:value="42.1428571428571" calcext:value-type="currency">
            <text:p>42,14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DATEDIF([.B9];[.C9];&quot;d&quot;)" office:value-type="float" office:value="13" calcext:value-type="float">
            <text:p>13</text:p>
          </table:table-cell>
          <table:table-cell table:style-name="ce60" table:formula="of:=[.D9]/[.E9]" office:value-type="currency" office:currency="PLN" office:value="57.6923076923077" calcext:value-type="currency">
            <text:p>57,69 zł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DATEDIF([.B10];[.C10];&quot;d&quot;)" office:value-type="float" office:value="15" calcext:value-type="float">
            <text:p>15</text:p>
          </table:table-cell>
          <table:table-cell table:style-name="ce60" table:formula="of:=[.D10]/[.E10]" office:value-type="currency" office:currency="PLN" office:value="54.6666666666667" calcext:value-type="currency">
            <text:p>54,67 zł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Średni koszt</text:p>
          </table:table-cell>
          <table:table-cell table:style-name="ce60" table:formula="of:=AVERAGE([.D4:.D10])" office:value-type="currency" office:currency="PLN" office:value="711.428571428572" calcext:value-type="currency">
            <text:p>711,43 zł</text:p>
          </table:table-cell>
          <table:table-cell/>
          <table:table-cell table:style-name="ce60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edyt" table:style-name="ta20">
        <office:forms form:automatic-focus="false" form:apply-design-mode="false"/>
        <table:shapes>
          <draw:frame draw:z-index="0" draw:name="Chart 1" draw:style-name="gr9" draw:text-style-name="P2" svg:width="157.58mm" svg:height="91.16mm" svg:x="186.77mm" svg:y="73.6mm">
            <loext:p draw:notify-on-update-of-ranges="Kredyt.E17:Kredyt.E17 Kredyt.E18:Kredyt.E29 Kredyt.F17:Kredyt.F17 Kredyt.F18:Kredyt.F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22"/>
        <table:table-column table:style-name="co43" table:default-cell-style-name="ce122"/>
        <table:table-column table:style-name="co44" table:default-cell-style-name="ce122"/>
        <table:table-column table:style-name="co45" table:default-cell-style-name="ce122"/>
        <table:table-column table:style-name="co5" table:default-cell-style-name="ce122"/>
        <table:table-column table:style-name="co23" table:default-cell-style-name="ce122"/>
        <table:table-column table:style-name="co46" table:default-cell-style-name="ce122"/>
        <table:table-column table:style-name="co5" table:number-columns-repeated="250" table:default-cell-style-name="ce122"/>
        <table:table-column table:style-name="co5" table:number-columns-repeated="767" table:default-cell-style-name="Default"/>
        <table:table-row table:style-name="ro1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1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1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1">
          <table:table-cell table:style-name="ce63" table:number-columns-repeated="7"/>
          <table:table-cell table:number-columns-repeated="1017"/>
        </table:table-row>
        <table:table-row table:style-name="ro1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1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1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1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1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1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1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1">
          <table:table-cell table:style-name="ce63"/>
          <table:table-cell table:style-name="ce187" office:value-type="string" calcext:value-type="string" table:number-columns-spanned="2" table:number-rows-spanned="1">
            <text:p>Ilość rat:</text:p>
          </table:table-cell>
          <table:covered-table-cell table:style-name="ce187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1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72" table:formula="of:=[.D$11]/[.D$12]" office:value-type="currency" office:currency="PLN" office:value="250" calcext:value-type="currency">
            <text:p>250 zł</text:p>
          </table:table-cell>
          <table:table-cell table:style-name="ce62" table:number-columns-repeated="3"/>
          <table:table-cell table:number-columns-repeated="1017"/>
        </table:table-row>
        <table:table-row table:style-name="ro1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73" table:formula="of:=TODAY()" office:value-type="date" office:date-value="2018-04-03" calcext:value-type="date">
            <text:p>3 kwietnia 2018</text:p>
          </table:table-cell>
          <table:table-cell table:style-name="ce62" table:number-columns-repeated="3"/>
          <table:table-cell table:number-columns-repeated="1017"/>
        </table:table-row>
        <table:table-row table:style-name="ro1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1">
          <table:table-cell/>
          <table:table-cell table:style-name="ce62" table:number-columns-repeated="6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1" calcext:value-type="float">
            <text:p>1</text:p>
          </table:table-cell>
          <table:table-cell table:style-name="ce69" table:formula="of:=TODAY()" office:value-type="date" office:date-value="2018-04-03" calcext:value-type="date">
            <text:p>3 kwietnia 2018</text:p>
          </table:table-cell>
          <table:table-cell table:style-name="ce76" table:formula="of:=[.D$11]/[.D$12]" office:value-type="float" office:value="250" calcext:value-type="float">
            <text:p>250 zł</text:p>
          </table:table-cell>
          <table:table-cell table:style-name="ce78" table:formula="of:=[.D$11]*[.D$15]" office:value-type="float" office:value="84.9" calcext:value-type="float">
            <text:p>84,90 zł</text:p>
          </table:table-cell>
          <table:table-cell table:style-name="ce78" table:formula="of:=[.D18]+[.E18]" office:value-type="float" office:value="334.9" calcext:value-type="float">
            <text:p>334,90 zł</text:p>
          </table:table-cell>
          <table:table-cell table:style-name="ce78" table:formula="of:=[.D$11]-[.D18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2" calcext:value-type="float">
            <text:p>2</text:p>
          </table:table-cell>
          <table:table-cell table:style-name="ce69" table:formula="of:=DATE(YEAR([.C18]);MONTH([.C18])+1;DAY([.C18]))" office:value-type="date" office:date-value="2018-05-03" calcext:value-type="date">
            <text:p>3 maja 2018</text:p>
          </table:table-cell>
          <table:table-cell table:style-name="ce76" table:formula="of:=[.D$11]/[.D$12]" office:value-type="float" office:value="250" calcext:value-type="float">
            <text:p>250 zł</text:p>
          </table:table-cell>
          <table:table-cell table:style-name="ce79" table:formula="of:=[.G18]*[.D$15]" office:value-type="currency" office:currency="PLN" office:value="77.825" calcext:value-type="currency">
            <text:p>77,83 zł</text:p>
          </table:table-cell>
          <table:table-cell table:style-name="ce78" table:formula="of:=[.D19]+[.E19]" office:value-type="float" office:value="327.825" calcext:value-type="float">
            <text:p>327,83 zł</text:p>
          </table:table-cell>
          <table:table-cell table:style-name="ce78" table:formula="of:=[.G18]-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3" calcext:value-type="float">
            <text:p>3</text:p>
          </table:table-cell>
          <table:table-cell table:style-name="ce69" table:formula="of:=DATE(YEAR([.C19]);MONTH([.C19])+1;DAY([.C19]))" office:value-type="date" office:date-value="2018-06-03" calcext:value-type="date">
            <text:p>3 czerwca 2018</text:p>
          </table:table-cell>
          <table:table-cell table:style-name="ce76" table:formula="of:=[.D$11]/[.D$12]" office:value-type="float" office:value="250" calcext:value-type="float">
            <text:p>250 zł</text:p>
          </table:table-cell>
          <table:table-cell table:style-name="ce79" table:formula="of:=[.G19]*[.D$15]" office:value-type="currency" office:currency="PLN" office:value="70.75" calcext:value-type="currency">
            <text:p>70,75 zł</text:p>
          </table:table-cell>
          <table:table-cell table:style-name="ce78" table:formula="of:=[.D20]+[.E20]" office:value-type="float" office:value="320.75" calcext:value-type="float">
            <text:p>320,75 zł</text:p>
          </table:table-cell>
          <table:table-cell table:style-name="ce78" table:formula="of:=[.G19]-[.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4" calcext:value-type="float">
            <text:p>4</text:p>
          </table:table-cell>
          <table:table-cell table:style-name="ce69" table:formula="of:=DATE(YEAR([.C20]);MONTH([.C20])+1;DAY([.C20]))" office:value-type="date" office:date-value="2018-07-03" calcext:value-type="date">
            <text:p>3 lipca 2018</text:p>
          </table:table-cell>
          <table:table-cell table:style-name="ce76" table:formula="of:=[.D$11]/[.D$12]" office:value-type="float" office:value="250" calcext:value-type="float">
            <text:p>250 zł</text:p>
          </table:table-cell>
          <table:table-cell table:style-name="ce79" table:formula="of:=[.G20]*[.D$15]" office:value-type="currency" office:currency="PLN" office:value="63.675" calcext:value-type="currency">
            <text:p>63,68 zł</text:p>
          </table:table-cell>
          <table:table-cell table:style-name="ce78" table:formula="of:=[.D21]+[.E21]" office:value-type="float" office:value="313.675" calcext:value-type="float">
            <text:p>313,68 zł</text:p>
          </table:table-cell>
          <table:table-cell table:style-name="ce78" table:formula="of:=[.G20]-[.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5" calcext:value-type="float">
            <text:p>5</text:p>
          </table:table-cell>
          <table:table-cell table:style-name="ce69" table:formula="of:=DATE(YEAR([.C21]);MONTH([.C21])+1;DAY([.C21]))" office:value-type="date" office:date-value="2018-08-03" calcext:value-type="date">
            <text:p>3 sierpnia 2018</text:p>
          </table:table-cell>
          <table:table-cell table:style-name="ce76" table:formula="of:=[.D$11]/[.D$12]" office:value-type="float" office:value="250" calcext:value-type="float">
            <text:p>250 zł</text:p>
          </table:table-cell>
          <table:table-cell table:style-name="ce79" table:formula="of:=[.G21]*[.D$15]" office:value-type="currency" office:currency="PLN" office:value="56.6" calcext:value-type="currency">
            <text:p>56,60 zł</text:p>
          </table:table-cell>
          <table:table-cell table:style-name="ce78" table:formula="of:=[.D22]+[.E22]" office:value-type="float" office:value="306.6" calcext:value-type="float">
            <text:p>306,60 zł</text:p>
          </table:table-cell>
          <table:table-cell table:style-name="ce78" table:formula="of:=[.G21]-[.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6" calcext:value-type="float">
            <text:p>6</text:p>
          </table:table-cell>
          <table:table-cell table:style-name="ce69" table:formula="of:=DATE(YEAR([.C22]);MONTH([.C22])+1;DAY([.C22]))" office:value-type="date" office:date-value="2018-09-03" calcext:value-type="date">
            <text:p>3 września 2018</text:p>
          </table:table-cell>
          <table:table-cell table:style-name="ce76" table:formula="of:=[.D$11]/[.D$12]" office:value-type="float" office:value="250" calcext:value-type="float">
            <text:p>250 zł</text:p>
          </table:table-cell>
          <table:table-cell table:style-name="ce79" table:formula="of:=[.G22]*[.D$15]" office:value-type="currency" office:currency="PLN" office:value="49.525" calcext:value-type="currency">
            <text:p>49,53 zł</text:p>
          </table:table-cell>
          <table:table-cell table:style-name="ce78" table:formula="of:=[.D23]+[.E23]" office:value-type="float" office:value="299.525" calcext:value-type="float">
            <text:p>299,53 zł</text:p>
          </table:table-cell>
          <table:table-cell table:style-name="ce78" table:formula="of:=[.G22]-[.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7" calcext:value-type="float">
            <text:p>7</text:p>
          </table:table-cell>
          <table:table-cell table:style-name="ce69" table:formula="of:=DATE(YEAR([.C23]);MONTH([.C23])+1;DAY([.C23]))" office:value-type="date" office:date-value="2018-10-03" calcext:value-type="date">
            <text:p>3 października 2018</text:p>
          </table:table-cell>
          <table:table-cell table:style-name="ce76" table:formula="of:=[.D$11]/[.D$12]" office:value-type="float" office:value="250" calcext:value-type="float">
            <text:p>250 zł</text:p>
          </table:table-cell>
          <table:table-cell table:style-name="ce79" table:formula="of:=[.G23]*[.D$15]" office:value-type="currency" office:currency="PLN" office:value="42.45" calcext:value-type="currency">
            <text:p>42,45 zł</text:p>
          </table:table-cell>
          <table:table-cell table:style-name="ce78" table:formula="of:=[.D24]+[.E24]" office:value-type="float" office:value="292.45" calcext:value-type="float">
            <text:p>292,45 zł</text:p>
          </table:table-cell>
          <table:table-cell table:style-name="ce78" table:formula="of:=[.G23]-[.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8" calcext:value-type="float">
            <text:p>8</text:p>
          </table:table-cell>
          <table:table-cell table:style-name="ce69" table:formula="of:=DATE(YEAR([.C24]);MONTH([.C24])+1;DAY([.C24]))" office:value-type="date" office:date-value="2018-11-03" calcext:value-type="date">
            <text:p>3 listopada 2018</text:p>
          </table:table-cell>
          <table:table-cell table:style-name="ce76" table:formula="of:=[.D$11]/[.D$12]" office:value-type="float" office:value="250" calcext:value-type="float">
            <text:p>250 zł</text:p>
          </table:table-cell>
          <table:table-cell table:style-name="ce79" table:formula="of:=[.G24]*[.D$15]" office:value-type="currency" office:currency="PLN" office:value="35.375" calcext:value-type="currency">
            <text:p>35,38 zł</text:p>
          </table:table-cell>
          <table:table-cell table:style-name="ce78" table:formula="of:=[.D25]+[.E25]" office:value-type="float" office:value="285.375" calcext:value-type="float">
            <text:p>285,38 zł</text:p>
          </table:table-cell>
          <table:table-cell table:style-name="ce78" table:formula="of:=[.G24]-[.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9" calcext:value-type="float">
            <text:p>9</text:p>
          </table:table-cell>
          <table:table-cell table:style-name="ce69" table:formula="of:=DATE(YEAR([.C25]);MONTH([.C25])+1;DAY([.C25]))" office:value-type="date" office:date-value="2018-12-03" calcext:value-type="date">
            <text:p>3 grudnia 2018</text:p>
          </table:table-cell>
          <table:table-cell table:style-name="ce76" table:formula="of:=[.D$11]/[.D$12]" office:value-type="float" office:value="250" calcext:value-type="float">
            <text:p>250 zł</text:p>
          </table:table-cell>
          <table:table-cell table:style-name="ce79" table:formula="of:=[.G25]*[.D$15]" office:value-type="currency" office:currency="PLN" office:value="28.3" calcext:value-type="currency">
            <text:p>28,30 zł</text:p>
          </table:table-cell>
          <table:table-cell table:style-name="ce78" table:formula="of:=[.D26]+[.E26]" office:value-type="float" office:value="278.3" calcext:value-type="float">
            <text:p>278,30 zł</text:p>
          </table:table-cell>
          <table:table-cell table:style-name="ce78" table:formula="of:=[.G25]-[.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10" calcext:value-type="float">
            <text:p>10</text:p>
          </table:table-cell>
          <table:table-cell table:style-name="ce69" table:formula="of:=DATE(YEAR([.C26]);MONTH([.C26])+1;DAY([.C26]))" office:value-type="date" office:date-value="2019-01-03" calcext:value-type="date">
            <text:p>3 stycznia 2019</text:p>
          </table:table-cell>
          <table:table-cell table:style-name="ce76" table:formula="of:=[.D$11]/[.D$12]" office:value-type="float" office:value="250" calcext:value-type="float">
            <text:p>250 zł</text:p>
          </table:table-cell>
          <table:table-cell table:style-name="ce79" table:formula="of:=[.G26]*[.D$15]" office:value-type="currency" office:currency="PLN" office:value="21.225" calcext:value-type="currency">
            <text:p>21,23 zł</text:p>
          </table:table-cell>
          <table:table-cell table:style-name="ce78" table:formula="of:=[.D27]+[.E27]" office:value-type="float" office:value="271.225" calcext:value-type="float">
            <text:p>271,23 zł</text:p>
          </table:table-cell>
          <table:table-cell table:style-name="ce78" table:formula="of:=[.G26]-[.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11" calcext:value-type="float">
            <text:p>11</text:p>
          </table:table-cell>
          <table:table-cell table:style-name="ce69" table:formula="of:=DATE(YEAR([.C27]);MONTH([.C27])+1;DAY([.C27]))" office:value-type="date" office:date-value="2019-02-03" calcext:value-type="date">
            <text:p>3 lutego 2019</text:p>
          </table:table-cell>
          <table:table-cell table:style-name="ce76" table:formula="of:=[.D$11]/[.D$12]" office:value-type="float" office:value="250" calcext:value-type="float">
            <text:p>250 zł</text:p>
          </table:table-cell>
          <table:table-cell table:style-name="ce79" table:formula="of:=[.G27]*[.D$15]" office:value-type="currency" office:currency="PLN" office:value="14.15" calcext:value-type="currency">
            <text:p>14,15 zł</text:p>
          </table:table-cell>
          <table:table-cell table:style-name="ce78" table:formula="of:=[.D28]+[.E28]" office:value-type="float" office:value="264.15" calcext:value-type="float">
            <text:p>264,15 zł</text:p>
          </table:table-cell>
          <table:table-cell table:style-name="ce78" table:formula="of:=[.G27]-[.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2">
          <table:table-cell/>
          <table:table-cell table:style-name="ce68" office:value-type="float" office:value="12" calcext:value-type="float">
            <text:p>12</text:p>
          </table:table-cell>
          <table:table-cell table:style-name="ce69" table:formula="of:=DATE(YEAR([.C28]);MONTH([.C28])+1;DAY([.C28]))" office:value-type="date" office:date-value="2019-03-03" calcext:value-type="date">
            <text:p>3 marca 2019</text:p>
          </table:table-cell>
          <table:table-cell table:style-name="ce76" table:formula="of:=[.D$11]/[.D$12]" office:value-type="float" office:value="250" calcext:value-type="float">
            <text:p>250 zł</text:p>
          </table:table-cell>
          <table:table-cell table:style-name="ce79" table:formula="of:=[.G28]*[.D$15]" office:value-type="currency" office:currency="PLN" office:value="7.075" calcext:value-type="currency">
            <text:p>7,08 zł</text:p>
          </table:table-cell>
          <table:table-cell table:style-name="ce78" table:formula="of:=[.D29]+[.E29]" office:value-type="float" office:value="257.075" calcext:value-type="float">
            <text:p>257,08 zł</text:p>
          </table:table-cell>
          <table:table-cell table:style-name="ce78" table:formula="of:=[.G28]-[.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1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79" table:formula="of:=SUM([.E18:.E29])" office:value-type="currency" office:currency="PLN" office:value="551.85" calcext:value-type="currency">
            <text:p>551,85 zł</text:p>
          </table:table-cell>
          <table:table-cell table:style-name="ce65" table:formula="of:=SUM([.F18:.F29])" office:value-type="float" office:value="3551.85" calcext:value-type="float">
            <text:p>3551,85</text:p>
          </table:table-cell>
          <table:table-cell table:style-name="ce6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ocent realny:</text:p>
          </table:table-cell>
          <table:table-cell table:style-name="ce77" table:formula="of:=([.$F$30]-[.$D$11])/[.$D$11]" office:value-type="percentage" office:value="0.18395" calcext:value-type="percentage">
            <text:p>18,4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xlfn_IFERROR" table:base-cell-address="$SUMA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number-style style:name="N126">
      <number:number number:decimal-places="1" loext:min-decimal-places="1" number:min-integer-digits="1" number:grouping="true"/>
    </number:number-style>
    <number:date-style style:name="N127">
      <number:day/>
      <number:text>.</number:text>
      <number:month/>
      <number:text>.</number:text>
      <number:year number:style="long"/>
    </number:date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zł</number:text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3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.00.0000</text:date>, <text:time style:data-style-name="N2" text:time-value="19:29:26.875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19:28:34.016000000</dc:date>
    <meta:editing-cycles>19</meta:editing-cycles>
    <meta:editing-duration>PT1H25M17S</meta:editing-duration>
    <meta:generator>LibreOffice/5.3.3.2$Windows_x86 LibreOffice_project/3d9a8b4b4e538a85e0782bd6c2d430bafe583448</meta:generator>
    <meta:document-statistic meta:table-count="14" meta:cell-count="89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25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5.759cm" svg:height="9.117cm" xlink:href=".." xlink:type="simple" chart:class="chart:line" chart:style-name="ch1">
        <chart:legend chart:legend-position="end" svg:x="12.722cm" svg:y="4.025cm" style:legend-expansion="high" chart:style-name="ch2"/>
        <chart:plot-area chart:style-name="ch3" table:cell-range-address="Kredyt.E17:Kredyt.F29" chart:data-source-has-labels="row" svg:x="0.315cm" svg:y="0.182cm" svg:width="12.092cm" svg:height="8.753cm">
          <chartooo:coordinate-region svg:x="2.005cm" svg:y="0.375cm" svg:width="10.21cm" svg:height="7.9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redyt.E18:Kredyt.E29" chart:label-cell-address="Kredyt.E17:Kredyt.E17" chart:class="chart:line">
            <chart:data-point chart:repeated="12"/>
          </chart:series>
          <chart:series chart:style-name="ch8" chart:values-cell-range-address="Kredyt.F18:Kredyt.F29" chart:label-cell-address="Kredyt.F17:Kredyt.F1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  <draw:g>
                  <svg:desc>Kredyt.E17:Kredyt.E17</svg:desc>
                </draw:g>
              </table:table-cell>
              <table:table-cell office:value-type="string">
                <text:p>Do zapłaty</text:p>
                <draw:g>
                  <svg:desc>Kredyt.F17:Kredyt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